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4.25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f5c9c9"/>
    </style:style>
    <style:style style:name="ce1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default-cell-style-name="ce16"/>
        <table:table-column table:style-name="co10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6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7" table:default-cell-style-name="ce16"/>
        <table:table-column table:style-name="co18" table:default-cell-style-name="ce16"/>
        <table:table-column table:style-name="co7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3" table:default-cell-style-name="ce16"/>
        <table:table-column table:style-name="co32" table:default-cell-style-name="ce16"/>
        <table:table-column table:style-name="co11" table:number-columns-repeated="2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2022.11.9</text:p>
          </table:table-cell>
          <table:table-cell table:number-columns-repeated="15"/>
          <table:table-cell office:value-type="string" calcext:value-type="string">
            <text:p>9693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2343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35" table:default-cell-style-name="ce16"/>
        <table:table-column table:style-name="co42" table:default-cell-style-name="ce16"/>
        <table:table-column table:style-name="co43" table:number-columns-repeated="2" table:default-cell-style-name="ce16"/>
        <table:table-column table:style-name="co7" table:default-cell-style-name="ce16"/>
        <table:table-column table:style-name="co35" table:default-cell-style-name="ce16"/>
        <table:table-column table:style-name="co43" table:default-cell-style-name="ce16"/>
        <table:table-column table:style-name="co10" table:default-cell-style-name="ce16"/>
        <table:table-column table:style-name="co44" table:default-cell-style-name="ce16"/>
        <table:table-column table:style-name="co45" table:default-cell-style-name="ce16"/>
        <table:table-column table:style-name="co38" table:default-cell-style-name="ce16"/>
        <table:table-column table:style-name="co36" table:default-cell-style-name="ce16"/>
        <table:table-column table:style-name="co44" table:default-cell-style-name="ce16"/>
        <table:table-column table:style-name="co46" table:default-cell-style-name="ce16"/>
        <table:table-column table:style-name="co47" table:default-cell-style-name="ce16"/>
        <table:table-column table:style-name="co44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44" table:default-cell-style-name="ce16"/>
        <table:table-column table:style-name="co52" table:default-cell-style-name="ce16"/>
        <table:table-column table:style-name="co53" table:number-columns-repeated="2" table:default-cell-style-name="ce16"/>
        <table:table-column table:style-name="co54" table:default-cell-style-name="ce16"/>
        <table:table-column table:style-name="co55" table:default-cell-style-name="ce16"/>
        <table:table-column table:style-name="co37" table:default-cell-style-name="ce16"/>
        <table:table-column table:style-name="co56" table:default-cell-style-name="ce16"/>
        <table:table-column table:style-name="co57" table:default-cell-style-name="ce16"/>
        <table:table-column table:style-name="co58" table:default-cell-style-name="ce16"/>
        <table:table-column table:style-name="co44" table:number-columns-repeated="2" table:default-cell-style-name="ce16"/>
        <table:table-column table:style-name="co58" table:default-cell-style-name="ce16"/>
        <table:table-column table:style-name="co46" table:default-cell-style-name="ce16"/>
        <table:table-column table:style-name="co39" table:default-cell-style-name="ce16"/>
        <table:table-column table:style-name="co48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.00.0000</text:date>, <text:time style:data-style-name="N2" text:time-value="03:34:35.8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17T01:00:34.563000000</dc:date>
    <meta:editing-duration>P4DT5H8M52S</meta:editing-duration>
    <meta:editing-cycles>1475</meta:editing-cycles>
    <meta:document-statistic meta:table-count="2" meta:cell-count="4628" meta:object-count="0"/>
    <meta:user-defined meta:name="qrichtext">1</meta:user-defined>
  </office:meta>
</office:document-meta>
</file>